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6cm"/>
    </style:style>
    <style:style style:name="co3" style:family="table-column">
      <style:table-column-properties fo:break-before="auto" style:column-width="11.846cm"/>
    </style:style>
    <style:style style:name="co4" style:family="table-column">
      <style:table-column-properties fo:break-before="auto" style:column-width="19.6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 Narrow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 Narrow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9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rencia2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EJO DIRE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REC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ENCIA GENERAL DE OPERACIONES Y SERVICI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ENCIA GENERAL DE PLANIFICACIÓN Y FINANZ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-DIRECCIÓN</text:p>
          </table:table-cell>
        </table:table-row>
      </table:table>
      <table:table table:name="gerencia" table:style-name="ta1">
        <table:table-column table:style-name="co1" table:number-columns-repeated="2" table:default-cell-style-name="Default"/>
        <table:table-column table:style-name="co3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gerencia2</text:p>
          </table:table-cell>
          <table:table-cell office:value-type="string" calcext:value-type="string">
            <text:p>nombr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AUDITORIA INTERN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RECCIÓ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FICINA DE ATENCIÓN AL CIUDADAN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IBLIOTECA REGIONAL DE CIENCIA Y TECNOLOGIA MARCEL ROCH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FICINA DE SOCIALIZACION DEL CONOCIMIENTO CIENTIFI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ONSULTORIA JURIDIC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FICINA DE GESTION COMUNICACIONA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UB -DIRECCIÓ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GERENCIA DE DESARROLLO COMUNITARI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FICINA DE EDICIONES IVIC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OFICINA DE TECNOLOGIAS DE LA INFORMACION Y COMUNICACION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OFICINA DE INFRAESTRUCTURA Y MANTENIMIENTO</text:p>
          </table:table-cell>
          <table:table-cell table:style-name="ce2"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OFICINA DE SERVICIOS GENERALES</text:p>
          </table:table-cell>
          <table:table-cell table:style-name="ce2"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OFICINA DE SEGURIDAD Y VIGILANCIA</text:p>
          </table:table-cell>
          <table:table-cell table:style-name="ce2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FICINA DE SALUD Y SEGURIDAD LABORAL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RCHIVO GENERAL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OORDINACION DE SERVICIO MEDIC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PLANIFICACIÓN Y PRESUPUESTO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GESTION ADMINISTRATIV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GESTIÓN HUMANA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ABASTECIMIENT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CONTROL Y SEGUIMIENTO DE GESTIO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FICINA DE RELACIONES INTERINSTITUCIONALES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OFICINA DE GESTIÓN HUMANA PERSONAL PASIVO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BIOTERIO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AGRICULTURA TROPICAL (MERIDA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ANTROPOLOGÍA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BIOFÍSICA Y BIOQUÍMICA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BIOMEDICINA MOLECULAR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BIOTECNOLOGÍA AGRÍCOLA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CIENCIAS ATMOSFÉRICAS Y BIOGEOQUÍMICA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COLOGÍA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STUDIOS AVANZADOS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STUDIOS DE LA CIENCI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STUDIOS DE LA CRISIS AMBIENTAL GLOBAL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STUDIOS DE TRANSFORMACIONES SOCIALES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ESTUDIOS ESPECIALIZADOS EN QUIMICA MEDICINAL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FÍSICA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INGENIERIA DE MATERIALES Y NANOTECNOLOGIA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MEDICINA EXPERIMENTAL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MEDICINA REGENERATIVA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CENTRO DE MICROBIOLOGIA Y BIOLOGIA CELULAR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ENTRO DE OCEANOLOGIA Y ESTUDIOS ANTARTICO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ENTRO DE QUIMICA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ENTRO TECNOLOGICO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DEPARTAMENTO DE ESTUDIOS AMBIENTALES Y GEOMÁTICA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DEPARTAMENTO DE MATEMATICAS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DIME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ESTACION CIENTIFICA HIGUEROTE (MIRANDA)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GERENCIA DE PROYECTO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GERENCIA GENERAL DE OPERACIONES Y SERVICIOS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GERENCIA GENERAL DE PLANIFICACION Y FINANZAS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OFICINA DE ATENCIÓN AL CIUDADANO *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OFICINA DE SERVICIOS GENERALES *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LANTA DE IRRADIACION POR RAYOS GAMMA (PEGAMMA)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SUB -DIRECCIÓN *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UNIDAD DE DISEÑO Y MANTENIMIENTO DE EQUIPOS CIENTÍFICOS (DIMEC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UNIDAD DE FOTOGRAFIA CIENTIFICA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UNIDAD DE MANEJO Y RECICLAJE DE RESIDUOS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UNIDAD DE TECNOLOGIA NUCLEAR (U.T.N.)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amento" table:style-name="ta1">
        <table:table-column table:style-name="co1" table:number-columns-repeated="2" table:default-cell-style-name="Default"/>
        <table:table-column table:style-name="co4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gerencia</text:p>
          </table:table-cell>
          <table:table-cell office:value-type="string" calcext:value-type="string">
            <text:p>nombr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AUDITORIA INTERNA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DIRECTOR ENCARGAD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IRECCIÓ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OORDINACIÓN DEL DESPACHO DEL DIRECTOR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OORDINACIÓN DE CONSEJO DIRECTIV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ERENCIA DEL DESPACHO DEL DIRECTOR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UB-DIRECCIÓ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FICINA GENERAL DEL DESPACH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ORDINACIÓN DE ATENCIÓN CIUDADAN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ORDINACIÓN DE PROMOCIÓN Y PARTICIPACIÓN CIUDADAN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ORDINACIÓN DE DENUNCIAS, QUEJAS, RECLAMOS, SUGERENCIAS Y PETICIONES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FICINA DE ATENCIÓN AL CIUDADAN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RDINACION DE SISTEMAS Y TECNOLOGIA DE GESTION BIBLIOTECARI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RDINACION DE SERVICIOS AL USUARIO 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RDINACION DE ORGANIZACIÓN DE LA INFORMACION Y EL CONOCIMIENT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RDINACION DE DESARROLLO DE COLECCIONE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RDINACION DE BIBLIOTECA DIGITAL Y SERVICIOS VIRTUALES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BIBLIOTECA REGIONAL DE CIENCIA Y TECNOLOGIA MARCEL ROCH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OFICINA DE SOCIALIZACION DEL CONOCIMIENTO CIENTIFIC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RDINACIÓN DE SISTEMATIZACIÓN DE REDES Y PROYECTOS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ORDINACIÓN DE GESTIÓN SOCIAL DEL CONOCIMIENTO CIENTÍFIC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OORDINACIÓN DE DIVULGACIÓN Y PROMOCIÓ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NSULTORÍA JURÍDICA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ORDINACIÓN DE ASUNTOS JUDICIA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ORDINACIÓN DE DICTÁMENES Y OPINION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ORDINACIÓN DE ASUNTOS NORMATIVOS, CONTRATOS Y CONVENIO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ORDINACIÓN DE AUDIOVISUALES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ORDINACIÓN DE DISEÑO GRÁFICO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ORDINACIÓN DE PROTOCOL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FICINA DE GESTION COMUNICACIONAL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ORDINACIÓN DE ESPACIOS CULTURA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ORDINACIÓN DE PRENSA Y DIVULGACIÓN CIENTÍFICA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ESPACHO DE SUBDIRECCIÓN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GERENCIA DE DESARROLLO COMUNITARIO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FICINA DE EDICIONES IV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COORDINACION AREA EDITORIAL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OORDINACIÓN AREA DE DESARROLLO DE SISTEMAS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OORDINACIÓN DE REDES Y SERVIDORE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OORDINACIÓN DE SEGURIDAD INFORMÁTICA 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OFICINA DE TECNOLOGIAS DE LA INFORMACION Y COMUNICACIÓN 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OORDINACIÓN DE SOPORTE TÉCNICO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COORDINACIÓN DE ESPACIOS DE FORMACIÓ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OFICINA DE INFRAESTRUCTURA Y MANTENIMIENTO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ELECTROMECÁNICA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INFRAESTRUCTURA CÍVIL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/UNIDAD DE ALBAÑILERIA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/UNIDAD DE AREAS VERDES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ON DE MANTENIMIENTO/UNIDAD DE PLOMERIA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ON DE MANTENIMIENTO/UNIDAD DE PINTURA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/UNIDAD DE HERRERIA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/UNIDAD DE CARPINTERI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ON DE MANTENIMIENTO/UNIDAD FORESTAL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MANTENIMIENTO/UNIDAD DE <text:s/>MUDANZ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COORDINACIÓN DE ALIMENTACIÓN Y NUTRICIÓN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OFICINA DE SERVICIOS GENERALES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ALLER MECANICO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ÓN DE ALIMENTACIÓN Y NUTRICIÓN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ÓN DE TRANSPORT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ON DE TALLER MECANICO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ÓN DE MANTENIMIENTO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ÓN DE SERVICIO MÉDIC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GERENCIA GENERAL DE PLANIFICACIÓN Y FINANZAS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DEPARTAMENTO DE COMUNICACIONES ALAMBRICAS E INALAMBRICAS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IDAD DE LAVANDERIA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ORDINACIÓN DE ELECTROMECÁNICA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OFICINA DE SEGURIDAD Y VIGILANCIA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OORDINACIÓN DE SERVICIO MÉDICO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OORDINACIÓN DE SERVICIO ODONTOLÓGICO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OORDINACIÓN DE SALUD Y SEGURIDAD LABORAL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OORDINACIÓN SERVICIO MEDICO - AREA DE LABORATORIO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OORDINACION DE ARCHIVO GENERA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OORDINACIÓN DE SERVICIO MÉDICO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OORDINACIÓN DE SALUD Y SEGURIDAD LABORAL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OORDINACIÓN DE PRESUPUEST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OORDINACIÓN DE PLANIFICACIÓN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OORDINACIÓN DE DESARROLLO ESTRÁTEGICO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OFICINA DE PLANIFICACION Y PRESUPUEST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OORDINACIÓN DE TESORERÍA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OORDINACIÓN DE CONTABILIDAD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OORDINACIÓN DE BIENES PATRIMONIALES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FICINA DE GESTIÓN ADMINISTRATIVA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ENTRO DE EDUCACIÓN INICIAL "BEATRIZ DE ROCHE"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OFICINA DE GESTIÓN HUMANA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OORDINACIÓN DE PERSONAL ADMINISTRATIVO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OORDINACIÓN DE PERSONAL OBRERO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OORDINACIÓN DE ADMINISTRACIÓN DE GESTIÓN HUMANA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OORDINACIÓN DE PERSONAL CIENTÍFIC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COORDINACIÓN DE BIENESTAR SOCIAL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OORDINACIÓN DE ALMACÉN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OORDINACIÓN DE COMPRAS NACIONALES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OORDINACIÓN DE DOCUMENTACIÓN Y CONTRATACIONE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OORDINACIÓN DE COMPRAS INTERNACIONALES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OFICINA DE ABASTECIMIENTO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COORDINACIÓN DE ORGANIZACIÓN Y SISTEMAS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COORDINACIÓN DE SEGUIMIENTO DE GESTIÓN Y MEDIDAS CORRECTIVA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OFICINA DE CONTROL Y SEGUIMIENTO DE GESTION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OFICINA DE RELACIONES INTERINSTITUCIONALES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OFICINA DE GESTIÓN HUMANA PERSONAL PASIV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OFICINA DE INFRAESTRUCTURA Y MANTENIMIENTO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BORATORIO DE MICROBIOLOGIA APLICADA A MATERIALES Y MEDIO AMBIENTE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BORATORIO DE CARACTERIZACION ESTRUCTURAL Y MAGNETICA DE MATERIALE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BORATORIO DE SÍNTESIS ORGÁNICA Y PRODUCTOS NATURALES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BORATORIO DE FOTOQUIMICA (CENTRO DE QUIMICA)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BORATORIO FISICOQUIMICO DE COLOIDES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ENTRO DE QUÍMICA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COORDINACION DE ORGANIZACIÓN DE LA INFORMACION Y EL CONOCIMIENTO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UNIDAD ADMINISTRATIVA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BIOTERIO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CENTRO DE AGRICULTURA TROPICAL (MERIDA)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CENTRO DE ANTROPOLOGÍA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PROCESOS ETNOPOLITICOS Y CULTURALES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ECOLOGIA HUMANA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ARQUEOLOGIA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UNIDAD DE INVESTIGACION APLICADA A LA CONSERVACION DEL PATRIMONIO CULTURAL MATERIAL E INMATERIAL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UNIDAD DE DIBUJO Y DISEÑO ANTROPOLOGIC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ETNOHISTORIA Y ORALIDA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ANTROPOLOGIA DEL DESARROLLO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BORATORIO DE ETNOHISTORIA Y ORALIDAD 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CENTRO DE BIOFÍSICA Y BIOQUÍMICA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FISIOLOGÍA GASTROINTESTINAL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SERVICIO DE CULTIVOS DE CÉLULAS Y TEJIDOS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SERVICIO DE BIOTERIO OPERACIONES Y MANTENIMIENTO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SERVICIO DE MICROSCOPÍA DE LUZ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FISIOLOGÍA DE PARÁSITOS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NEUROFARMACOLOGÍA CELULAR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HEMOSTASIA Y GENÉTICA VASCULAR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FISIOLOGÍA MOLECULAR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BIOENERGÉTICA CELULAR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ECOLOGIA TRANSDICIPLINARIA PARA EL BIENESTAR HUMANO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LABORATORIO DE FISIOLOGÍA RENAL Y CARDIOVASCULAR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CENTRO DE BIOMEDICINA MOLECULAR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LABORATORIO DE QUIMICA BIOFISICA EXPERIMENTAL Y TEORICA (LQBET)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LABORATORIO DE BIOCOMPUTACIO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CENTRO DE BIOTECNOLOGÍA AGRÍCOLA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ABORATORIO DE SANIDAD ANIMAL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UNIDAD DE PROTEÓMICA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ABORATORIO DE INSUMOS AGROECOLOGICOS U ORGANICOS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ABORATORIO DE MEJORAMIENTO GENETICO DE PLANTAS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ABORATORIO DE GENETICA Y REPRODUCCION ANIMAL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LABORATORIO DE NUTRICION Y ALIMENTACION ANIMAL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CENTRO DE CIENCIAS ATMOSFERICAS Y BIOGEOQUIMICAS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LABORATORIO DE BIOGEOQUIMICA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LABORATORIO DE CIENCIAS ATMOSFERICAS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ECOLOGÍA DE SUELOS, AMBIENTE Y AGRÍCULTURA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CENTRO DE ECOLOGÍA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ECOFISIOLOGÍA VEGETAL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BIOLOGÍA DE ORGANISMOS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ECOLOGÍA Y GENÉTICA DE POBLACIONES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UNIDAD NACIONAL DE CALIDAD DE AGUAS (UNACA)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UNIDAD DE SISTEMAS DE INFORMACIÓN GEOGRÁFICA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ECOLOGÍA DEL PAISAJE Y CLIMA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office:annotation draw:style-name="gr1" draw:text-style-name="P2" svg:width="4.666cm" svg:height="2.169cm" svg:x="38.64cm" svg:y="66.681cm" draw:caption-point-x="-14.501cm" draw:caption-point-y="2.417cm">
              <dc:date>2023-11-28T00:00:00</dc:date>
              <text:p text:style-name="P1"><text:span text:style-name="T1">Autor:</text:span></text:p>
              <text:p text:style-name="P1"><text:span text:style-name="T1"/></text:p>
            </office:annotation>
            <text:p>LABORATORIO DE ECOLOGÍA TRANSDISCIPLINARIA PARA EL BIENESTAR HUMANO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LABORATORIO DE ECOLOGÍA DEL PAISAJE Y CLIMA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CENTRO DE ESTUDIOS AVANZADOS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UNIDAD ACADÉMICA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UNIDAD DE APOYO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UNIDAD ADMINISTRATIVA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CENTRO DE ESTUDIOS DE LA CIENCIA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LABORATORIO DE ECOLOGIA POLITICA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LABORATORIO DE ESTUDIOS CONTEMPORANEOS SOBRE CIENCIA, TECNOLOGIA Y SOCIEDAD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LABORATORIO DE HISTORIA DE LA CIENCIA Y LA TECNOLOGIA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LABORATORIO DE TEORIA Y DISEÑO DE SISTEMAS SOCIALES COMPLEJOS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CENTRO DE ESTUDIOS DE LA CRISIS AMBIENTAL GLOBAL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LABORATORIO DE DIVERSIDAD BIOLOGICA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LABORATORIO DE ECOSISTEMAS Y CAMBIO GLOBAL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LABORATORIO DE MODELAJE ESPACIAL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LABORATORIO DE ECOLOGIA TRANSDICIPLINARIA PARA EL BIENESTAR HUMAN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CENTRO DE ESTUDIO DE TRANSFORMACIONES SOCIALES 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LABORATORIO DE BIOPOLITICA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LABORATORIO DE ESTUDIOS DEL ESPACIO PUBLICO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LABORATORIO DE ESTUDIOS DESCOLONIALES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CENTRO DE ESTUDIOS ESPECIALIZADOS EN QUIMICA MEDICINAL 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LABORATORIO DE BIOEQUIVALENCIA Y BIODISPONIBILIDAD / LABORATORIO DE BIOANALITICA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UNIDAD DE GESTION DE LA CALIDAD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CENTRO DE FÍSICA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UNIDAD DE DIVULGACIÓN Y SOCIALIZACIÓN DE LA FÍSICA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TALLER DE MICROMECÁNICA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LABORATORIO DE FÍSICA DE FLUIDOS Y PLASMA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LABORATORIO DE FÍSICA DE LA MATERIA CONDENSADA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LABORATORIO DISPERSIONES E INTERFASES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TALLER DE INSTRUMENTACIÓN ELECTRÓNICA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LABORATORIO DE TEMPERATURAS BAJAS Y LICUEFACCIÓN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office:annotation draw:style-name="gr2" draw:text-style-name="P4" svg:width="4.666cm" svg:height="2.196cm" svg:x="38.64cm" svg:y="80.679cm" draw:caption-point-x="-14.501cm" draw:caption-point-y="2.417cm">
              <dc:date>2023-11-28T00:00:00</dc:date>
              <text:p text:style-name="P3"><text:span text:style-name="T2">Autor:</text:span></text:p>
              <text:p text:style-name="P3"><text:span text:style-name="T3">VERIFICAR EXISTENCIA.</text:span></text:p>
            </office:annotation>
            <text:p>LABORATORIO DE FÍSICA ESTADÍSTICA DE SISTEMAS DESORDENADOS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LABORATORIO DE FISICOQUIMICA DE COLOIDES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CENTRO DE INGENIERÍA DE MATERIALES Y NANOTECNOLOGÍA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LABORATORIO <text:s/>DE SINTESIS Y TRATAMIENTO DE MATERIALES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LABORATORIO DE CARACTERIZACION ESTRUCTURAL Y MAGNETICA DE MATERIALES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LABORATORIO DE PROPIEDADES ELECTRICAS Y MECANICAS EN MATERIALES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LABORATORIO DE MICROBIOLOGIA APLICADA A MATERIALES Y MEDIO AMBIENTE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CENTRO DE MEDICINA EXPERIMENTAL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LABORATORIO DE GENETICA HUMANA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LABORATORIO DE FISIOPATOLOGIA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LABORATORIO DE INMUNOPATOLOGIA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UNIDAD DE TERAPIA CELULAR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LABORATORIO DE DESARROLLO DE TERAPIAS AVANZADAS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LABORATORIO DE PATOLOGIA CELULAR Y MOLECULAR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LABORARIO DE BIOLOGIA DE CELULAS MADRE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LABORATORIO DE BIOMATERIALES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CENTRO DE MEDICINA REGENERATIVA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CENTRO DE MICROBIOLOGIA Y BIOLOGIA CELULAR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BIOTECNOLOGIA Y VIROLOGIA VEGETAL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UNIDAD INSECTARIO OCTAVIO SUAREZ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VIROLOGIA MOLECULAR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VIROLOGIA CELULAR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UNIDAD DE ESTUDIOS GENETICOS Y FORENSES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MICOLOGIA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BIOQUIMICA CELULAR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UNIDAD DE SERVICIO DE MICROSCOPIA ELECTRONICA Y CONFOCAL (UMEC)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BIOLOGIA DE VIRUS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INMUNOPARASITOLOGIA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UNIDAD DE SERVICIO DE MICROSCOPIA ELECTRONICA Y CONFOCAL/ LABORATORIO DE VIROLOGIA CELULAR (JEFE)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GENETICA MOLECULAR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LABORATORIO DE ETNOHISTORIA Y ORALIDAD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CENTRO DE OCEANOLOGÍA Y ESTUDIOS ANTÁRTICOS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LABORATORIO DE ESTRESORES MARINOS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LABORATORIO DE CRIOSFERA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LABORATORIO DE FITOPLANCTON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LABORATORIO DE VALORACION Y APROVECHAMIENTO DE RECURSOS MARINOS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LABORATORIO DE TECNOLOGIAS MARINAS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 COMPUTACIONAL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SERVICIO DE INGENIERÍA ELECTRÓNICA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CENTRO DE QUÍMICA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NACIONAL DE CALIDAD DE AGUAS (UNACA)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CONTROL Y GESTIÓN DE DESECHOS QUÍMICOS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FISICOQUIMICA COMPUTACIONAL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SÍNTESIS ORGÁNICA Y PRODUCTOS NATURALES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ESPECTOMETRIA DE MASAS / UNIDAD NACIONAL DE CALIDAD DE AGUAS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SÍNTESIS Y CARACTERIZACIÓN DE NUEVOS MATERIALES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FISICOQUÍMICA DE SUPERFICIES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TECNOLOGÍA DE SOPLADO DE VIDRIOS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SERVICIO DE ANÁLISIS INSTRUMENTAL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ESPECTOMETRIA DE MASAS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PLASMAQUÍMICA Y NANOMATERIALES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 DE LOS METALES EN TRANSICIÓN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-FÍSICA Y CATÁLISIS COMPUTACIONAL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MICROSCOPIA ELECTRONICA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FISICOQUÍMICA ORGÁNICA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PLASMAQUÍMICA Y NANOMATERIALES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POLÍMEROS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CENTRO DE QUÍMICA/ LABORATORIO DE FÍSICO QUÍMICA ORGÁNICA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TIO DE SÍNTESIS Y CARACTERIZACIÓN DE NUEVOS MATERIALES/ LABORATORIO DE PLASMAQUÍMICA Y NANOMATERIALES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 DE MATERIALES DE TRANSICIÓN/ LABORATORIO DE RESONANCIA MAGNETICA NUCLEAR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 BIOINORGÁNICA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CONTROL Y GESTIÓN DE DESECHOS QUÍMICOS/ UNIDAD DE TECNOLOGÍA DE SOPLADO DE VIDRIOS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MICROSCOPÍA AVANZADA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FOTOQUÍMICA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FÍSICA-QUÍMICA TEÓRICA DE MATERIALES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RESONANCIA MAGNETICA NUCLEAR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UNIDAD DE MICROSCOPIA ELECTRONICA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QUÍMICA ANALÍTICA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DE FOTOQUÍMICA/ LABORATORIO DE FISICOQUÍMICA ORGÁNICA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LABORATORIO POLIMEROS Y QUIMICA DE METALES DE T.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COORDINACIÓN ADMINISTRATIVA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COORDINACIÓN DE REGISTRO DE PROPIEDAD INTELECTUAL Y ASESORÍA LEGAL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CENTRO TECNOLÓGICO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COORDINACIÓN DE PROMOCIÓN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COORDINACIÓN DE VIGILANCIA Y PROSPECTIVA TECNOLÓGICA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DEPARTAMENTO DE ESTUDIOS AMBIENTALES Y GEOMATICA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LABORATORIO DE PROTECCIÓN Y MANEJO DE CUENCAS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DEPARTAMENTO DE MATEMATICAS (AREA ADMINISTRATIVA)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LABORATORIO DE ANALISIS MATEMATICO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TALLER DE REFRIGERACION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ESTACION CIENTIFICA HIGUEROTE (MIRANDA)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OORDINACIÓN DE CONTROL DE GESTIÓN DE FINANCIAMIENTO EXTERNO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OORDINACIÓN DE COOPERACIÓN INTERINSTITUCIONAL (ANALISTA)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GERENCIA DE PROYECTOS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COORDINACIÓN DE CONTROL Y SEGUIMIENTO TÉCNICO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GERENCIA GENERAL DE OPERACIONES Y SERVICIOS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GERENCIA GENERAL DE PLANIFICACIÓN Y FINANZAS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COORDINACIÓN DE INFORMACIÓN Y PROMOCIÓN DE LA PARTICIPACIÓN CIUDADANA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4" calcext:value-type="float">
            <text:p>54</text:p>
          </table:table-cell>
          <table:table-cell table:style-name="ce8" office:value-type="string" calcext:value-type="string">
            <text:p>OFICINA DE SERVICIOS GENERALES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COORDINACIÓN DE TRANSPORTE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COORDINACION DE TALLER MECANICO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COORDINACIÓN DE ALIMENTACIÓN Y NUTRICIÓN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PLANTA DE IRRADIACIÓN POR RAYOS GAMMA (PEGAMMA)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UNIDAD DE IRRADIACIÓN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DESPACHO DE SUBDIRECCIÓN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UNIDAD DE DISEÑO Y MANTENIMIENTO DE EQUIPOS CIENTÍFICOS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TALLER DE MECANICA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TALLER DE REFRIGERACION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UNIDAD DE FOTOGRAFÍA CIENTÍFICA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UNIDAD DE MANEJO Y RECICLAJE DE RESIDUOS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RADIOFÍSICA SANITARIA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UNIDAD DE TECNOLOGÍA NUCLEAR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LABORATORIO SECUNDARIO DE CALIBRACIÓN DOSIMÉTRICA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UNIDAD DE RADIOFISICA SANITARIA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LABORATORIO DE INSTRUMENTACION ELECTRONICA NUCLEAR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UNIDAD DE TECNOLOGIA NUCLEAR/ LABORATORIO SECUNDARIO DE CALIBRACION DOSIMETRICA</text:p>
          </table:table-cell>
          <table:table-cell table:number-columns-repeated="1021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09:43:08.9735945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0:12:05.471264721</meta:creation-date>
    <dc:date>2023-11-29T10:37:36.100824104</dc:date>
    <meta:editing-duration>PT7H17M6S</meta:editing-duration>
    <meta:editing-cycles>70</meta:editing-cycles>
    <meta:generator>LibreOffice/6.4.7.2$Linux_X86_64 LibreOffice_project/40$Build-2</meta:generator>
    <meta:document-statistic meta:table-count="3" meta:cell-count="1066" meta:object-count="0"/>
  </office:meta>
</office:document-meta>
</file>